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Karla Dellwig</text:p>
            <text:p text:style-name="P10"/>
            <text:p text:style-name="P10">Ausbildungsberaterin</text:p>
            <text:p text:style-name="Contact_20_info">1234567890 – <text:span text:style-name="T15">test@gmail.com – </text:span><text:span text:style-name="T16">www.my-website.com</text:span></text:p>
            <text:p text:style-name="Contact_20_info"/>
            <text:p text:style-name="P7">Ich bin ausgebildete Lehrerin und arbeite als Bildungsberaterin. Ich suche eine Stelle mit der Möglichkeit, Einfluss auf kleine und grössere Bildungssysteme zu nehmen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b5b30e8c-e8fe-438e-87ed-b2cd2885c38d">
              <text:p text:style-name="P8">
    <text:span text:style-name="T9">Abteilungsleiterin – </text:span>
    <text:span text:style-name="T13">Zentrum für Bildung</text:span>
    <text:span text:style-name="T9">:</text:span>
    <text:span text:style-name="T11"> </text:span>
    <text:span text:style-name="T14">Juli 2020</text:span>
    <text:span text:style-name="T5"> -</text:span>
    <text:span text:style-name="T4"> </text:span>
    <text:span text:style-name="T6">Juli 2021</text:span>
  </text:p>
              <text:p text:style-name="P3">Leitung der verschiedenen Teams der Abteilung für Erwachsenenbildung<text:line-break/>Beurteilung und Einstellung von Personal<text:line-break/>Genehmigung von Budgets für spezielle Bildungsprojekte</text:p>
              <text:p text:style-name="P3"/>
            </text:section>
            <text:section text:style-name="Sect1" text:name="7d978c6f-d66f-40b7-b86b-86b800281805">
              <text:p text:style-name="P8">
    <text:span text:style-name="T9">Abteilungsspezialistin – </text:span>
    <text:span text:style-name="T13">Forschungszentrum</text:span>
    <text:span text:style-name="T9">:</text:span>
    <text:span text:style-name="T11"> </text:span>
    <text:span text:style-name="T14">Juli 2019</text:span>
    <text:span text:style-name="T5"> -</text:span>
    <text:span text:style-name="T4"> </text:span>
    <text:span text:style-name="T6">Juli 2020</text:span>
  </text:p>
              <text:p text:style-name="P3">Leitung von Workshops für Erwachsenenbildung und Lerntheorien<text:line-break/>Erstellung und Einführung von neuen Lernstrategien für Erwachsene<text:line-break/>Mentoring neuer Lehrpersonen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111ebac7-e607-4e6a-8f31-6c6054ce895b">
              <text:p text:style-name="P9">
    <text:span text:style-name="T10">MSC in Psychologie - </text:span>
    <text:span text:style-name="T12">Goethe-Universität</text:span>
    <text:span text:style-name="T10">:</text:span>
    <text:span text:style-name="T3"> </text:span>
    <text:span text:style-name="T7">Juli 2018</text:span>
    <text:span text:style-name="T4"> - </text:span>
    <text:span text:style-name="T8">Juli 2019</text:span>
    <text:span text:style-name="T4"> </text:span>
  </text:p>
              <text:p text:style-name="P4">Thema der Masterarbeit: Neue Ansätze für spezialisierte Erwachsenenbildung und -training<text:line-break/>Vorstand im Debattierclub</text:p>
              <text:p text:style-name="P4"/>
            </text:section>
            <text:section text:style-name="Sect2" text:name="7a94b0de-f75e-4e8a-a7cc-02a194e0251d">
              <text:p text:style-name="P9">
    <text:span text:style-name="T10">BSC in Psychologie - </text:span>
    <text:span text:style-name="T12">Fachhochschule Graubünden</text:span>
    <text:span text:style-name="T10">:</text:span>
    <text:span text:style-name="T3"> </text:span>
    <text:span text:style-name="T7">Juli 2016</text:span>
    <text:span text:style-name="T4"> - </text:span>
    <text:span text:style-name="T8">Juli 2017</text:span>
    <text:span text:style-name="T4"> </text:span>
  </text:p>
              <text:p text:style-name="P4">Thema der Bachelorarbeit: Können Kinder besser lernen als Erwachsene?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a44be200-579c-4bb3-97e2-b32644a9517f">
              <text:p text:style-name="P6"><text:span text:style-name="T17">Sprachen: </text:span>Deutsch: Muttersprache<text:line-break/>Französisch: Schriftlich &amp; Mündlich<text:line-break/>Italienisch: Grundkenntnisse</text:p>
            </text:section>
            <text:section text:style-name="Sect2" text:name="05d0f3e7-ca4b-4fb2-a14e-b177892efa6a">
              <text:p text:style-name="P6"><text:span text:style-name="T17">EDV: </text:span>Word, Excel, Photoshop, Linux, Outlook</text:p>
            </text:section>
            <text:section text:style-name="Sect2" text:name="f0d4b63b-f208-4c97-9f9e-186a033a5d8c">
              <text:p text:style-name="P6"><text:span text:style-name="T17">Erziehung: </text:span>Analysen erstellen von Sozialisation, Erziehung und Bildung<text:line-break/>Erstellen von Lernstrategien<text:line-break/>Erkennen von Lernschwächen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Karla Dellw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